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t_5f_financing_20__5f_AML-Index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t_financing _AML-Index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t_5f_financing_20__5f_AML-Index_5f_2015.csv" style:display-name="PageStyle_D_Money_Laundering_and_terrorist_financing _AML-Index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